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0.352in"/>
    </style:style>
    <style:style style:name="co3" style:family="table-column">
      <style:table-column-properties fo:break-before="auto" style:column-width="0.9854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1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0.9764in"/>
    </style:style>
    <style:style style:name="co8" style:family="table-column">
      <style:table-column-properties fo:break-before="auto" style:column-width="0.2728in"/>
    </style:style>
    <style:style style:name="co9" style:family="table-column">
      <style:table-column-properties fo:break-before="auto" style:column-width="0.9417in"/>
    </style:style>
    <style:style style:name="co10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d428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81d41a" fo:border="0.74pt solid #000000"/>
    </style:style>
    <style:style style:name="ce6" style:family="table-cell" style:parent-style-name="Default">
      <style:table-cell-properties fo:background-color="#ffd428" fo:border="0.74pt solid #000000"/>
    </style:style>
    <style:style style:name="ce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b4c7d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formAnalysis012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number-columns-repeated="100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Method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Wri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azzaDuomo-612x6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/seqEncoder</text:p>
          </table:table-cell>
          <table:table-cell office:value-type="float" office:value="0.301138905" calcext:value-type="float">
            <text:p>0.301138905</text:p>
          </table:table-cell>
          <table:table-cell office:value-type="float" office:value="3.41382751" calcext:value-type="float">
            <text:p>3.41382751</text:p>
          </table:table-cell>
          <table:table-cell office:value-type="float" office:value="1.147430177" calcext:value-type="float">
            <text:p>1.147430177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34665619" calcext:value-type="float">
            <text:p>0.334665619</text:p>
          </table:table-cell>
          <table:table-cell table:style-name="ce4" office:value-type="float" office:value="8.834736533" calcext:value-type="float">
            <text:p>8.834736533</text:p>
          </table:table-cell>
          <table:table-cell table:style-name="ce4" office:value-type="float" office:value="1.013268086" calcext:value-type="float">
            <text:p>1.013268086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8509622" calcext:value-type="float">
            <text:p>0.398509622</text:p>
          </table:table-cell>
          <table:table-cell table:style-name="ce4" office:value-type="float" office:value="8.223083089" calcext:value-type="float">
            <text:p>8.223083089</text:p>
          </table:table-cell>
          <table:table-cell table:style-name="ce4" office:value-type="float" office:value="1.061517118" calcext:value-type="float">
            <text:p>1.0615171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iazzaDuomo-612x61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297338272" calcext:value-type="float">
            <text:p>0.297338272</text:p>
          </table:table-cell>
          <table:table-cell office:value-type="float" office:value="2.581555638" calcext:value-type="float">
            <text:p>2.581555638</text:p>
          </table:table-cell>
          <table:table-cell office:value-type="float" office:value="1.075813337" calcext:value-type="float">
            <text:p>1.075813337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39989016" calcext:value-type="float">
            <text:p>0.339989016</text:p>
          </table:table-cell>
          <table:table-cell table:style-name="ce4" office:value-type="float" office:value="8.816762263" calcext:value-type="float">
            <text:p>8.816762263</text:p>
          </table:table-cell>
          <table:table-cell table:style-name="ce4" office:value-type="float" office:value="1.012038562" calcext:value-type="float">
            <text:p>1.012038562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632203" calcext:value-type="float">
            <text:p>0.39632203</text:p>
          </table:table-cell>
          <table:table-cell table:style-name="ce4" office:value-type="float" office:value="8.123262557" calcext:value-type="float">
            <text:p>8.123262557</text:p>
          </table:table-cell>
          <table:table-cell table:style-name="ce4" office:value-type="float" office:value="1.064444179" calcext:value-type="float">
            <text:p>1.0644441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iazzaDuomo-612x6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0.283700199" calcext:value-type="float">
            <text:p>0.283700199</text:p>
          </table:table-cell>
          <table:table-cell office:value-type="float" office:value="6.961559071" calcext:value-type="float">
            <text:p>6.961559071</text:p>
          </table:table-cell>
          <table:table-cell office:value-type="float" office:value="1.583375401" calcext:value-type="float">
            <text:p>1.583375401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37958673" calcext:value-type="float">
            <text:p>0.337958673</text:p>
          </table:table-cell>
          <table:table-cell table:style-name="ce4" office:value-type="float" office:value="9.008454095" calcext:value-type="float">
            <text:p>9.008454095</text:p>
          </table:table-cell>
          <table:table-cell table:style-name="ce4" office:value-type="float" office:value="1.013107405" calcext:value-type="float">
            <text:p>1.013107405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8327237" calcext:value-type="float">
            <text:p>0.398327237</text:p>
          </table:table-cell>
          <table:table-cell table:style-name="ce4" office:value-type="float" office:value="8.118442002" calcext:value-type="float">
            <text:p>8.118442002</text:p>
          </table:table-cell>
          <table:table-cell table:style-name="ce4" office:value-type="float" office:value="1.05756724" calcext:value-type="float">
            <text:p>1.057567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iazzaDuomo-612x6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0.297864685" calcext:value-type="float">
            <text:p>0.297864685</text:p>
          </table:table-cell>
          <table:table-cell office:value-type="float" office:value="6.924747175" calcext:value-type="float">
            <text:p>6.924747175</text:p>
          </table:table-cell>
          <table:table-cell office:value-type="float" office:value="1.551965248" calcext:value-type="float">
            <text:p>1.551965248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39164796" calcext:value-type="float">
            <text:p>0.339164796</text:p>
          </table:table-cell>
          <table:table-cell table:style-name="ce4" office:value-type="float" office:value="8.974141965" calcext:value-type="float">
            <text:p>8.974141965</text:p>
          </table:table-cell>
          <table:table-cell table:style-name="ce4" office:value-type="float" office:value="1.041715856" calcext:value-type="float">
            <text:p>1.041715856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5522832" calcext:value-type="float">
            <text:p>0.395522832</text:p>
          </table:table-cell>
          <table:table-cell table:style-name="ce4" office:value-type="float" office:value="8.091100526" calcext:value-type="float">
            <text:p>8.091100526</text:p>
          </table:table-cell>
          <table:table-cell table:style-name="ce4" office:value-type="float" office:value="1.064596875" calcext:value-type="float">
            <text:p>1.0645968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iazzaDuomo-612x6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0.303219898" calcext:value-type="float">
            <text:p>0.303219898</text:p>
          </table:table-cell>
          <table:table-cell office:value-type="float" office:value="9.174625815" calcext:value-type="float">
            <text:p>9.174625815</text:p>
          </table:table-cell>
          <table:table-cell office:value-type="float" office:value="3.303807033" calcext:value-type="float">
            <text:p>3.303807033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7534973" calcext:value-type="float">
            <text:p>0.397534973</text:p>
          </table:table-cell>
          <table:table-cell table:style-name="ce4" office:value-type="float" office:value="9.482051899" calcext:value-type="float">
            <text:p>9.482051899</text:p>
          </table:table-cell>
          <table:table-cell table:style-name="ce4" office:value-type="float" office:value="1.036980447" calcext:value-type="float">
            <text:p>1.036980447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7876535" calcext:value-type="float">
            <text:p>0.397876535</text:p>
          </table:table-cell>
          <table:table-cell table:style-name="ce4" office:value-type="float" office:value="8.159511063" calcext:value-type="float">
            <text:p>8.159511063</text:p>
          </table:table-cell>
          <table:table-cell table:style-name="ce4" office:value-type="float" office:value="1.06148431" calcext:value-type="float">
            <text:p>1.061484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iazzaDuomo-612x6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0.57046082" calcext:value-type="float">
            <text:p>0.57046082</text:p>
          </table:table-cell>
          <table:table-cell office:value-type="float" office:value="11.156812738" calcext:value-type="float">
            <text:p>11.156812738</text:p>
          </table:table-cell>
          <table:table-cell office:value-type="float" office:value="2.33860536" calcext:value-type="float">
            <text:p>2.33860536</text:p>
          </table:table-cell>
          <table:table-cell table:number-columns-repeated="5"/>
          <table:table-cell table:style-name="ce7" table:formula="of:=AVERAGE([.L2:.L6])" office:value-type="float" office:value="0.3498626154" calcext:value-type="float">
            <text:p>0.3498626154</text:p>
          </table:table-cell>
          <table:table-cell table:style-name="ce7" table:formula="of:=AVERAGE([.M2:.M6])" office:value-type="float" office:value="9.023229351" calcext:value-type="float">
            <text:p>9.023229351</text:p>
          </table:table-cell>
          <table:table-cell table:style-name="ce7" table:formula="of:=AVERAGE([.N2:.N6])" office:value-type="float" office:value="1.0234220712" calcext:value-type="float">
            <text:p>1.0234220712</text:p>
          </table:table-cell>
          <table:table-cell table:number-columns-repeated="4"/>
          <table:table-cell table:style-name="ce7" table:formula="of:=AVERAGE([.S2:.S6])" office:value-type="float" office:value="0.3973116512" calcext:value-type="float">
            <text:p>0.3973116512</text:p>
          </table:table-cell>
          <table:table-cell table:style-name="ce7" table:formula="of:=AVERAGE([.T2:.T6])" office:value-type="float" office:value="8.1430798474" calcext:value-type="float">
            <text:p>8.1430798474</text:p>
          </table:table-cell>
          <table:table-cell table:style-name="ce7" table:formula="of:=AVERAGE([.U2:.U6])" office:value-type="float" office:value="1.0619219444" calcext:value-type="float">
            <text:p>1.0619219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iazzaDuomo-612x6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0.424630502" calcext:value-type="float">
            <text:p>0.424630502</text:p>
          </table:table-cell>
          <table:table-cell office:value-type="float" office:value="10.512844645" calcext:value-type="float">
            <text:p>10.512844645</text:p>
          </table:table-cell>
          <table:table-cell office:value-type="float" office:value="2.399404601" calcext:value-type="float">
            <text:p>2.399404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azzaDuomo-612x61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6681188" calcext:value-type="float">
            <text:p>0.396681188</text:p>
          </table:table-cell>
          <table:table-cell office:value-type="float" office:value="10.252041447" calcext:value-type="float">
            <text:p>10.252041447</text:p>
          </table:table-cell>
          <table:table-cell office:value-type="float" office:value="2.025472328" calcext:value-type="float">
            <text:p>2.025472328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2153782" calcext:value-type="float">
            <text:p>0.392153782</text:p>
          </table:table-cell>
          <table:table-cell table:style-name="ce4" office:value-type="float" office:value="10.412080517" calcext:value-type="float">
            <text:p>10.412080517</text:p>
          </table:table-cell>
          <table:table-cell table:style-name="ce4" office:value-type="float" office:value="1.793899509" calcext:value-type="float">
            <text:p>1.793899509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7341045" calcext:value-type="float">
            <text:p>0.397341045</text:p>
          </table:table-cell>
          <table:table-cell table:style-name="ce4" office:value-type="float" office:value="8.105247733" calcext:value-type="float">
            <text:p>8.105247733</text:p>
          </table:table-cell>
          <table:table-cell table:style-name="ce4" office:value-type="float" office:value="1.864506005" calcext:value-type="float">
            <text:p>1.8645060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iazzaDuomo-612x61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8832772" calcext:value-type="float">
            <text:p>0.38832772</text:p>
          </table:table-cell>
          <table:table-cell office:value-type="float" office:value="10.885988308" calcext:value-type="float">
            <text:p>10.885988308</text:p>
          </table:table-cell>
          <table:table-cell office:value-type="float" office:value="2.464790851" calcext:value-type="float">
            <text:p>2.464790851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3636517" calcext:value-type="float">
            <text:p>0.393636517</text:p>
          </table:table-cell>
          <table:table-cell table:style-name="ce4" office:value-type="float" office:value="10.412761477" calcext:value-type="float">
            <text:p>10.412761477</text:p>
          </table:table-cell>
          <table:table-cell table:style-name="ce4" office:value-type="float" office:value="1.80966182" calcext:value-type="float">
            <text:p>1.80966182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410901833" calcext:value-type="float">
            <text:p>0.410901833</text:p>
          </table:table-cell>
          <table:table-cell table:style-name="ce4" office:value-type="float" office:value="8.083149049" calcext:value-type="float">
            <text:p>8.083149049</text:p>
          </table:table-cell>
          <table:table-cell table:style-name="ce4" office:value-type="float" office:value="1.844945553" calcext:value-type="float">
            <text:p>1.8449455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iazzaDuomo-612x61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422650614" calcext:value-type="float">
            <text:p>0.422650614</text:p>
          </table:table-cell>
          <table:table-cell office:value-type="float" office:value="10.642347168" calcext:value-type="float">
            <text:p>10.642347168</text:p>
          </table:table-cell>
          <table:table-cell office:value-type="float" office:value="2.041135372" calcext:value-type="float">
            <text:p>2.041135372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400214817" calcext:value-type="float">
            <text:p>0.400214817</text:p>
          </table:table-cell>
          <table:table-cell table:style-name="ce4" office:value-type="float" office:value="10.408716646" calcext:value-type="float">
            <text:p>10.408716646</text:p>
          </table:table-cell>
          <table:table-cell table:style-name="ce4" office:value-type="float" office:value="1.798836092" calcext:value-type="float">
            <text:p>1.798836092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6969334" calcext:value-type="float">
            <text:p>0.396969334</text:p>
          </table:table-cell>
          <table:table-cell table:style-name="ce4" office:value-type="float" office:value="8.072044611" calcext:value-type="float">
            <text:p>8.072044611</text:p>
          </table:table-cell>
          <table:table-cell table:style-name="ce4" office:value-type="float" office:value="1.866437274" calcext:value-type="float">
            <text:p>1.8664372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iazzaDuomo-612x61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9931891" calcext:value-type="float">
            <text:p>0.399931891</text:p>
          </table:table-cell>
          <table:table-cell office:value-type="float" office:value="8.839290045" calcext:value-type="float">
            <text:p>8.839290045</text:p>
          </table:table-cell>
          <table:table-cell office:value-type="float" office:value="1.669859302" calcext:value-type="float">
            <text:p>1.669859302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2892801" calcext:value-type="float">
            <text:p>0.392892801</text:p>
          </table:table-cell>
          <table:table-cell table:style-name="ce4" office:value-type="float" office:value="10.402030449" calcext:value-type="float">
            <text:p>10.402030449</text:p>
          </table:table-cell>
          <table:table-cell table:style-name="ce4" office:value-type="float" office:value="1.799079184" calcext:value-type="float">
            <text:p>1.799079184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401314637" calcext:value-type="float">
            <text:p>0.401314637</text:p>
          </table:table-cell>
          <table:table-cell table:style-name="ce4" office:value-type="float" office:value="8.166058144" calcext:value-type="float">
            <text:p>8.166058144</text:p>
          </table:table-cell>
          <table:table-cell table:style-name="ce4" office:value-type="float" office:value="1.850586833" calcext:value-type="float">
            <text:p>1.8505868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iazzaDuomo-612x61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44788264" calcext:value-type="float">
            <text:p>0.344788264</text:p>
          </table:table-cell>
          <table:table-cell office:value-type="float" office:value="5.930376356" calcext:value-type="float">
            <text:p>5.930376356</text:p>
          </table:table-cell>
          <table:table-cell office:value-type="float" office:value="1.690275993" calcext:value-type="float">
            <text:p>1.690275993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4876546" calcext:value-type="float">
            <text:p>0.394876546</text:p>
          </table:table-cell>
          <table:table-cell table:style-name="ce4" office:value-type="float" office:value="10.409136558" calcext:value-type="float">
            <text:p>10.409136558</text:p>
          </table:table-cell>
          <table:table-cell table:style-name="ce4" office:value-type="float" office:value="1.795149537" calcext:value-type="float">
            <text:p>1.795149537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844378" calcext:value-type="float">
            <text:p>0.39844378</text:p>
          </table:table-cell>
          <table:table-cell table:style-name="ce4" office:value-type="float" office:value="8.069516246" calcext:value-type="float">
            <text:p>8.069516246</text:p>
          </table:table-cell>
          <table:table-cell table:style-name="ce4" office:value-type="float" office:value="1.854309345" calcext:value-type="float">
            <text:p>1.8543093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iazzaDuomo-612x6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/seqEncoder</text:p>
          </table:table-cell>
          <table:table-cell office:value-type="float" office:value="0.293031513" calcext:value-type="float">
            <text:p>0.293031513</text:p>
          </table:table-cell>
          <table:table-cell office:value-type="float" office:value="3.216056633" calcext:value-type="float">
            <text:p>3.216056633</text:p>
          </table:table-cell>
          <table:table-cell office:value-type="float" office:value="1.052425396" calcext:value-type="float">
            <text:p>1.052425396</text:p>
          </table:table-cell>
          <table:table-cell table:number-columns-repeated="5"/>
          <table:table-cell table:style-name="ce7" table:formula="of:=AVERAGE([.L9:.L13])" office:value-type="float" office:value="0.3947548926" calcext:value-type="float">
            <text:p>0.3947548926</text:p>
          </table:table-cell>
          <table:table-cell table:style-name="ce7" table:formula="of:=AVERAGE([.M9:.M13])" office:value-type="float" office:value="10.4089451294" calcext:value-type="float">
            <text:p>10.4089451294</text:p>
          </table:table-cell>
          <table:table-cell table:style-name="ce7" table:formula="of:=AVERAGE([.N9:.N13])" office:value-type="float" office:value="1.7993252284" calcext:value-type="float">
            <text:p>1.7993252284</text:p>
          </table:table-cell>
          <table:table-cell table:number-columns-repeated="4"/>
          <table:table-cell table:style-name="ce7" table:formula="of:=AVERAGE([.S9:.S13])" office:value-type="float" office:value="0.4009941258" calcext:value-type="float">
            <text:p>0.4009941258</text:p>
          </table:table-cell>
          <table:table-cell table:style-name="ce7" table:formula="of:=AVERAGE([.T9:.T13])" office:value-type="float" office:value="8.0992031566" calcext:value-type="float">
            <text:p>8.0992031566</text:p>
          </table:table-cell>
          <table:table-cell table:style-name="ce7" table:formula="of:=AVERAGE([.U9:.U13])" office:value-type="float" office:value="1.856157002" calcext:value-type="float">
            <text:p>1.856157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dettte300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13.835099977" calcext:value-type="float">
            <text:p>13.835099977</text:p>
          </table:table-cell>
          <table:table-cell office:value-type="float" office:value="363.092781041" calcext:value-type="float">
            <text:p>363.092781041</text:p>
          </table:table-cell>
          <table:table-cell office:value-type="float" office:value="81.801844129" calcext:value-type="float">
            <text:p>81.801844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ettte300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14.465519046" calcext:value-type="float">
            <text:p>14.465519046</text:p>
          </table:table-cell>
          <table:table-cell office:value-type="float" office:value="366.398311982" calcext:value-type="float">
            <text:p>366.398311982</text:p>
          </table:table-cell>
          <table:table-cell office:value-type="float" office:value="82.01737589" calcext:value-type="float">
            <text:p>82.01737589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8485399" calcext:value-type="float">
            <text:p>0.398485399</text:p>
          </table:table-cell>
          <table:table-cell table:style-name="ce4" office:value-type="float" office:value="9.817088264" calcext:value-type="float">
            <text:p>9.817088264</text:p>
          </table:table-cell>
          <table:table-cell table:style-name="ce4" office:value-type="float" office:value="2.564432054" calcext:value-type="float">
            <text:p>2.564432054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9412733" calcext:value-type="float">
            <text:p>0.399412733</text:p>
          </table:table-cell>
          <table:table-cell table:style-name="ce4" office:value-type="float" office:value="7.067562703" calcext:value-type="float">
            <text:p>7.067562703</text:p>
          </table:table-cell>
          <table:table-cell table:style-name="ce4" office:value-type="float" office:value="2.623313234" calcext:value-type="float">
            <text:p>2.6233132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dettte300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14.276771257" calcext:value-type="float">
            <text:p>14.276771257</text:p>
          </table:table-cell>
          <table:table-cell office:value-type="float" office:value="362.917671582" calcext:value-type="float">
            <text:p>362.917671582</text:p>
          </table:table-cell>
          <table:table-cell office:value-type="float" office:value="82.253706885" calcext:value-type="float">
            <text:p>82.253706885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1347586" calcext:value-type="float">
            <text:p>0.391347586</text:p>
          </table:table-cell>
          <table:table-cell table:style-name="ce4" office:value-type="float" office:value="9.80506938" calcext:value-type="float">
            <text:p>9.80506938</text:p>
          </table:table-cell>
          <table:table-cell table:style-name="ce4" office:value-type="float" office:value="2.556414465" calcext:value-type="float">
            <text:p>2.556414465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6120514" calcext:value-type="float">
            <text:p>0.396120514</text:p>
          </table:table-cell>
          <table:table-cell table:style-name="ce4" office:value-type="float" office:value="7.046359239" calcext:value-type="float">
            <text:p>7.046359239</text:p>
          </table:table-cell>
          <table:table-cell table:style-name="ce4" office:value-type="float" office:value="2.634602085" calcext:value-type="float">
            <text:p>2.6346020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dettte300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14.412191466" calcext:value-type="float">
            <text:p>14.412191466</text:p>
          </table:table-cell>
          <table:table-cell office:value-type="float" office:value="365.336688975" calcext:value-type="float">
            <text:p>365.336688975</text:p>
          </table:table-cell>
          <table:table-cell office:value-type="float" office:value="81.693430891" calcext:value-type="float">
            <text:p>81.693430891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400112284" calcext:value-type="float">
            <text:p>0.400112284</text:p>
          </table:table-cell>
          <table:table-cell table:style-name="ce4" office:value-type="float" office:value="9.788283906" calcext:value-type="float">
            <text:p>9.788283906</text:p>
          </table:table-cell>
          <table:table-cell table:style-name="ce4" office:value-type="float" office:value="2.605786549" calcext:value-type="float">
            <text:p>2.605786549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401550051" calcext:value-type="float">
            <text:p>0.401550051</text:p>
          </table:table-cell>
          <table:table-cell table:style-name="ce4" office:value-type="float" office:value="7.029658436" calcext:value-type="float">
            <text:p>7.029658436</text:p>
          </table:table-cell>
          <table:table-cell table:style-name="ce4" office:value-type="float" office:value="2.626387732" calcext:value-type="float">
            <text:p>2.6263877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dettte300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14.295036113" calcext:value-type="float">
            <text:p>14.295036113</text:p>
          </table:table-cell>
          <table:table-cell office:value-type="float" office:value="364.775123768" calcext:value-type="float">
            <text:p>364.775123768</text:p>
          </table:table-cell>
          <table:table-cell office:value-type="float" office:value="82.126134885" calcext:value-type="float">
            <text:p>82.126134885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378624" calcext:value-type="float">
            <text:p>0.39378624</text:p>
          </table:table-cell>
          <table:table-cell table:style-name="ce4" office:value-type="float" office:value="9.781425271" calcext:value-type="float">
            <text:p>9.781425271</text:p>
          </table:table-cell>
          <table:table-cell table:style-name="ce4" office:value-type="float" office:value="2.579888561" calcext:value-type="float">
            <text:p>2.579888561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401980506" calcext:value-type="float">
            <text:p>0.401980506</text:p>
          </table:table-cell>
          <table:table-cell table:style-name="ce4" office:value-type="float" office:value="7.042982611" calcext:value-type="float">
            <text:p>7.042982611</text:p>
          </table:table-cell>
          <table:table-cell table:style-name="ce4" office:value-type="float" office:value="2.66267756" calcext:value-type="float">
            <text:p>2.662677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dettte3000x4000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14.253167285" calcext:value-type="float">
            <text:p>14.253167285</text:p>
          </table:table-cell>
          <table:table-cell office:value-type="float" office:value="257.344937033" calcext:value-type="float">
            <text:p>257.344937033</text:p>
          </table:table-cell>
          <table:table-cell office:value-type="float" office:value="80.83057865" calcext:value-type="float">
            <text:p>80.83057865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4537368" calcext:value-type="float">
            <text:p>0.394537368</text:p>
          </table:table-cell>
          <table:table-cell table:style-name="ce4" office:value-type="float" office:value="9.761770456" calcext:value-type="float">
            <text:p>9.761770456</text:p>
          </table:table-cell>
          <table:table-cell table:style-name="ce4" office:value-type="float" office:value="2.551604765" calcext:value-type="float">
            <text:p>2.551604765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5137523" calcext:value-type="float">
            <text:p>0.395137523</text:p>
          </table:table-cell>
          <table:table-cell table:style-name="ce4" office:value-type="float" office:value="7.140141102" calcext:value-type="float">
            <text:p>7.140141102</text:p>
          </table:table-cell>
          <table:table-cell table:style-name="ce4" office:value-type="float" office:value="2.632523912" calcext:value-type="float">
            <text:p>2.6325239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dettte3000x4000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14.337017211" calcext:value-type="float">
            <text:p>14.337017211</text:p>
          </table:table-cell>
          <table:table-cell office:value-type="float" office:value="260.891860678" calcext:value-type="float">
            <text:p>260.891860678</text:p>
          </table:table-cell>
          <table:table-cell office:value-type="float" office:value="81.837367057" calcext:value-type="float">
            <text:p>81.837367057</text:p>
          </table:table-cell>
          <table:table-cell table:number-columns-repeated="5"/>
          <table:table-cell table:style-name="ce7" table:formula="of:=AVERAGE([.L16:.L20])" office:value-type="float" office:value="0.3956537754" calcext:value-type="float">
            <text:p>0.3956537754</text:p>
          </table:table-cell>
          <table:table-cell table:style-name="ce7" table:formula="of:=AVERAGE([.M16:.M20])" office:value-type="float" office:value="9.7907274554" calcext:value-type="float">
            <text:p>9.7907274554</text:p>
          </table:table-cell>
          <table:table-cell table:style-name="ce7" table:formula="of:=AVERAGE([.N16:.N20])" office:value-type="float" office:value="2.5716252788" calcext:value-type="float">
            <text:p>2.5716252788</text:p>
          </table:table-cell>
          <table:table-cell table:number-columns-repeated="4"/>
          <table:table-cell table:style-name="ce7" table:formula="of:=AVERAGE([.S16:.S20])" office:value-type="float" office:value="0.3988402654" calcext:value-type="float">
            <text:p>0.3988402654</text:p>
          </table:table-cell>
          <table:table-cell table:style-name="ce7" table:formula="of:=AVERAGE([.T16:.T20])" office:value-type="float" office:value="7.0653408182" calcext:value-type="float">
            <text:p>7.0653408182</text:p>
          </table:table-cell>
          <table:table-cell table:style-name="ce7" table:formula="of:=AVERAGE([.U16:.U20])" office:value-type="float" office:value="2.6359009046" calcext:value-type="float">
            <text:p>2.63590090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dettte3000x4000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14.283473631" calcext:value-type="float">
            <text:p>14.283473631</text:p>
          </table:table-cell>
          <table:table-cell office:value-type="float" office:value="256.797195653" calcext:value-type="float">
            <text:p>256.797195653</text:p>
          </table:table-cell>
          <table:table-cell office:value-type="float" office:value="81.052526687" calcext:value-type="float">
            <text:p>81.0525266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ettte3000x4000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14.359802932" calcext:value-type="float">
            <text:p>14.359802932</text:p>
          </table:table-cell>
          <table:table-cell office:value-type="float" office:value="256.96241408" calcext:value-type="float">
            <text:p>256.96241408</text:p>
          </table:table-cell>
          <table:table-cell office:value-type="float" office:value="82.043320469" calcext:value-type="float">
            <text:p>82.043320469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9726471" calcext:value-type="float">
            <text:p>0.399726471</text:p>
          </table:table-cell>
          <table:table-cell table:style-name="ce4" office:value-type="float" office:value="34.452261422" calcext:value-type="float">
            <text:p>34.452261422</text:p>
          </table:table-cell>
          <table:table-cell table:style-name="ce4" office:value-type="float" office:value="5.370078979" calcext:value-type="float">
            <text:p>5.370078979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9145742" calcext:value-type="float">
            <text:p>0.399145742</text:p>
          </table:table-cell>
          <table:table-cell table:style-name="ce4" office:value-type="float" office:value="20.87629803" calcext:value-type="float">
            <text:p>20.87629803</text:p>
          </table:table-cell>
          <table:table-cell table:style-name="ce4" office:value-type="float" office:value="5.357830685" calcext:value-type="float">
            <text:p>5.3578306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dettte3000x4000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14.337323185" calcext:value-type="float">
            <text:p>14.337323185</text:p>
          </table:table-cell>
          <table:table-cell office:value-type="float" office:value="258.46628599" calcext:value-type="float">
            <text:p>258.46628599</text:p>
          </table:table-cell>
          <table:table-cell office:value-type="float" office:value="81.500389113" calcext:value-type="float">
            <text:p>81.500389113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83667513" calcext:value-type="float">
            <text:p>0.383667513</text:p>
          </table:table-cell>
          <table:table-cell table:style-name="ce4" office:value-type="float" office:value="34.39945463" calcext:value-type="float">
            <text:p>34.39945463</text:p>
          </table:table-cell>
          <table:table-cell table:style-name="ce4" office:value-type="float" office:value="5.378547484" calcext:value-type="float">
            <text:p>5.378547484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7041316" calcext:value-type="float">
            <text:p>0.397041316</text:p>
          </table:table-cell>
          <table:table-cell table:style-name="ce4" office:value-type="float" office:value="21.048198343" calcext:value-type="float">
            <text:p>21.048198343</text:p>
          </table:table-cell>
          <table:table-cell table:style-name="ce4" office:value-type="float" office:value="5.4205178" calcext:value-type="float">
            <text:p>5.42051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/seqEncoder</text:p>
          </table:table-cell>
          <table:table-cell office:value-type="float" office:value="0.334665619" calcext:value-type="float">
            <text:p>0.334665619</text:p>
          </table:table-cell>
          <table:table-cell office:value-type="float" office:value="8.834736533" calcext:value-type="float">
            <text:p>8.834736533</text:p>
          </table:table-cell>
          <table:table-cell office:value-type="float" office:value="1.013268086" calcext:value-type="float">
            <text:p>1.013268086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7366899" calcext:value-type="float">
            <text:p>0.397366899</text:p>
          </table:table-cell>
          <table:table-cell table:style-name="ce4" office:value-type="float" office:value="34.55461415" calcext:value-type="float">
            <text:p>34.55461415</text:p>
          </table:table-cell>
          <table:table-cell table:style-name="ce4" office:value-type="float" office:value="5.406346074" calcext:value-type="float">
            <text:p>5.406346074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7055078" calcext:value-type="float">
            <text:p>0.397055078</text:p>
          </table:table-cell>
          <table:table-cell table:style-name="ce4" office:value-type="float" office:value="20.917473313" calcext:value-type="float">
            <text:p>20.917473313</text:p>
          </table:table-cell>
          <table:table-cell table:style-name="ce4" office:value-type="float" office:value="5.421676464" calcext:value-type="float">
            <text:p>5.4216764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/seqEncoder</text:p>
          </table:table-cell>
          <table:table-cell office:value-type="float" office:value="0.339989016" calcext:value-type="float">
            <text:p>0.339989016</text:p>
          </table:table-cell>
          <table:table-cell office:value-type="float" office:value="8.816762263" calcext:value-type="float">
            <text:p>8.816762263</text:p>
          </table:table-cell>
          <table:table-cell office:value-type="float" office:value="1.012038562" calcext:value-type="float">
            <text:p>1.012038562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40425843" calcext:value-type="float">
            <text:p>0.40425843</text:p>
          </table:table-cell>
          <table:table-cell table:style-name="ce4" office:value-type="float" office:value="34.635310468" calcext:value-type="float">
            <text:p>34.635310468</text:p>
          </table:table-cell>
          <table:table-cell table:style-name="ce4" office:value-type="float" office:value="5.393655064" calcext:value-type="float">
            <text:p>5.393655064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6817967" calcext:value-type="float">
            <text:p>0.396817967</text:p>
          </table:table-cell>
          <table:table-cell table:style-name="ce4" office:value-type="float" office:value="20.872654831" calcext:value-type="float">
            <text:p>20.872654831</text:p>
          </table:table-cell>
          <table:table-cell table:style-name="ce4" office:value-type="float" office:value="5.373634958" calcext:value-type="float">
            <text:p>5.37363495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/seqEncoder</text:p>
          </table:table-cell>
          <table:table-cell office:value-type="float" office:value="0.337958673" calcext:value-type="float">
            <text:p>0.337958673</text:p>
          </table:table-cell>
          <table:table-cell office:value-type="float" office:value="9.008454095" calcext:value-type="float">
            <text:p>9.008454095</text:p>
          </table:table-cell>
          <table:table-cell office:value-type="float" office:value="1.013107405" calcext:value-type="float">
            <text:p>1.013107405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501983" calcext:value-type="float">
            <text:p>0.39501983</text:p>
          </table:table-cell>
          <table:table-cell table:style-name="ce4" office:value-type="float" office:value="34.498049441" calcext:value-type="float">
            <text:p>34.498049441</text:p>
          </table:table-cell>
          <table:table-cell table:style-name="ce4" office:value-type="float" office:value="5.377331919" calcext:value-type="float">
            <text:p>5.377331919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400219839" calcext:value-type="float">
            <text:p>0.400219839</text:p>
          </table:table-cell>
          <table:table-cell table:style-name="ce4" office:value-type="float" office:value="20.784438991" calcext:value-type="float">
            <text:p>20.784438991</text:p>
          </table:table-cell>
          <table:table-cell table:style-name="ce4" office:value-type="float" office:value="5.354893353" calcext:value-type="float">
            <text:p>5.3548933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/seqEncoder</text:p>
          </table:table-cell>
          <table:table-cell office:value-type="float" office:value="0.339164796" calcext:value-type="float">
            <text:p>0.339164796</text:p>
          </table:table-cell>
          <table:table-cell office:value-type="float" office:value="8.974141965" calcext:value-type="float">
            <text:p>8.974141965</text:p>
          </table:table-cell>
          <table:table-cell office:value-type="float" office:value="1.041715856" calcext:value-type="float">
            <text:p>1.041715856</text:p>
          </table:table-cell>
          <table:table-cell table:number-columns-repeated="5"/>
          <table:table-cell table:style-name="ce7" table:formula="of:=AVERAGE([.L23:.L27])" office:value-type="float" office:value="0.3960078286" calcext:value-type="float">
            <text:p>0.3960078286</text:p>
          </table:table-cell>
          <table:table-cell table:style-name="ce7" table:formula="of:=AVERAGE([.M23:.M27])" office:value-type="float" office:value="34.5079380222" calcext:value-type="float">
            <text:p>34.5079380222</text:p>
          </table:table-cell>
          <table:table-cell table:style-name="ce7" table:formula="of:=AVERAGE([.N23:.N27])" office:value-type="float" office:value="5.385191904" calcext:value-type="float">
            <text:p>5.385191904</text:p>
          </table:table-cell>
          <table:table-cell table:number-columns-repeated="4"/>
          <table:table-cell table:style-name="ce7" table:formula="of:=AVERAGE([.S23:.S27])" office:value-type="float" office:value="0.3980559884" calcext:value-type="float">
            <text:p>0.3980559884</text:p>
          </table:table-cell>
          <table:table-cell table:style-name="ce7" table:formula="of:=AVERAGE([.T23:.T27])" office:value-type="float" office:value="20.8998127016" calcext:value-type="float">
            <text:p>20.8998127016</text:p>
          </table:table-cell>
          <table:table-cell table:style-name="ce7" table:formula="of:=AVERAGE([.U23:.U27])" office:value-type="float" office:value="5.385710652" calcext:value-type="float">
            <text:p>5.3857106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/seqEncoder</text:p>
          </table:table-cell>
          <table:table-cell office:value-type="float" office:value="0.397534973" calcext:value-type="float">
            <text:p>0.397534973</text:p>
          </table:table-cell>
          <table:table-cell office:value-type="float" office:value="9.482051899" calcext:value-type="float">
            <text:p>9.482051899</text:p>
          </table:table-cell>
          <table:table-cell office:value-type="float" office:value="1.036980447" calcext:value-type="float">
            <text:p>1.0369804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8509622" calcext:value-type="float">
            <text:p>0.398509622</text:p>
          </table:table-cell>
          <table:table-cell office:value-type="float" office:value="8.223083089" calcext:value-type="float">
            <text:p>8.223083089</text:p>
          </table:table-cell>
          <table:table-cell office:value-type="float" office:value="1.061517118" calcext:value-type="float">
            <text:p>1.061517118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2546622" calcext:value-type="float">
            <text:p>0.392546622</text:p>
          </table:table-cell>
          <table:table-cell table:style-name="ce4" office:value-type="float" office:value="72.815146107" calcext:value-type="float">
            <text:p>72.815146107</text:p>
          </table:table-cell>
          <table:table-cell table:style-name="ce4" office:value-type="float" office:value="9.471425185" calcext:value-type="float">
            <text:p>9.471425185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5977011" calcext:value-type="float">
            <text:p>0.395977011</text:p>
          </table:table-cell>
          <table:table-cell table:style-name="ce4" office:value-type="float" office:value="37.368688687" calcext:value-type="float">
            <text:p>37.368688687</text:p>
          </table:table-cell>
          <table:table-cell table:style-name="ce4" office:value-type="float" office:value="9.288107466" calcext:value-type="float">
            <text:p>9.28810746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632203" calcext:value-type="float">
            <text:p>0.39632203</text:p>
          </table:table-cell>
          <table:table-cell office:value-type="float" office:value="8.123262557" calcext:value-type="float">
            <text:p>8.123262557</text:p>
          </table:table-cell>
          <table:table-cell office:value-type="float" office:value="1.064444179" calcext:value-type="float">
            <text:p>1.064444179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9242004" calcext:value-type="float">
            <text:p>0.399242004</text:p>
          </table:table-cell>
          <table:table-cell table:style-name="ce4" office:value-type="float" office:value="72.811581958" calcext:value-type="float">
            <text:p>72.811581958</text:p>
          </table:table-cell>
          <table:table-cell table:style-name="ce4" office:value-type="float" office:value="9.568910318" calcext:value-type="float">
            <text:p>9.568910318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7031377" calcext:value-type="float">
            <text:p>0.397031377</text:p>
          </table:table-cell>
          <table:table-cell table:style-name="ce4" office:value-type="float" office:value="37.287258136" calcext:value-type="float">
            <text:p>37.287258136</text:p>
          </table:table-cell>
          <table:table-cell table:style-name="ce4" office:value-type="float" office:value="9.275726228" calcext:value-type="float">
            <text:p>9.27572622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8327237" calcext:value-type="float">
            <text:p>0.398327237</text:p>
          </table:table-cell>
          <table:table-cell office:value-type="float" office:value="8.118442002" calcext:value-type="float">
            <text:p>8.118442002</text:p>
          </table:table-cell>
          <table:table-cell office:value-type="float" office:value="1.05756724" calcext:value-type="float">
            <text:p>1.05756724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401627992" calcext:value-type="float">
            <text:p>0.401627992</text:p>
          </table:table-cell>
          <table:table-cell table:style-name="ce4" office:value-type="float" office:value="72.998896858" calcext:value-type="float">
            <text:p>72.998896858</text:p>
          </table:table-cell>
          <table:table-cell table:style-name="ce4" office:value-type="float" office:value="9.557967728" calcext:value-type="float">
            <text:p>9.557967728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776163" calcext:value-type="float">
            <text:p>0.39776163</text:p>
          </table:table-cell>
          <table:table-cell table:style-name="ce4" office:value-type="float" office:value="37.340691717" calcext:value-type="float">
            <text:p>37.340691717</text:p>
          </table:table-cell>
          <table:table-cell table:style-name="ce4" office:value-type="float" office:value="9.29560743" calcext:value-type="float">
            <text:p>9.295607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5522832" calcext:value-type="float">
            <text:p>0.395522832</text:p>
          </table:table-cell>
          <table:table-cell office:value-type="float" office:value="8.091100526" calcext:value-type="float">
            <text:p>8.091100526</text:p>
          </table:table-cell>
          <table:table-cell office:value-type="float" office:value="1.064596875" calcext:value-type="float">
            <text:p>1.064596875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408345943" calcext:value-type="float">
            <text:p>0.408345943</text:p>
          </table:table-cell>
          <table:table-cell table:style-name="ce4" office:value-type="float" office:value="72.120366813" calcext:value-type="float">
            <text:p>72.120366813</text:p>
          </table:table-cell>
          <table:table-cell table:style-name="ce4" office:value-type="float" office:value="9.297932895" calcext:value-type="float">
            <text:p>9.297932895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51293" calcext:value-type="float">
            <text:p>0.3951293</text:p>
          </table:table-cell>
          <table:table-cell table:style-name="ce4" office:value-type="float" office:value="37.270914396" calcext:value-type="float">
            <text:p>37.270914396</text:p>
          </table:table-cell>
          <table:table-cell table:style-name="ce4" office:value-type="float" office:value="9.272338804" calcext:value-type="float">
            <text:p>9.2723388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7876535" calcext:value-type="float">
            <text:p>0.397876535</text:p>
          </table:table-cell>
          <table:table-cell office:value-type="float" office:value="8.159511063" calcext:value-type="float">
            <text:p>8.159511063</text:p>
          </table:table-cell>
          <table:table-cell office:value-type="float" office:value="1.06148431" calcext:value-type="float">
            <text:p>1.06148431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1789176" calcext:value-type="float">
            <text:p>0.391789176</text:p>
          </table:table-cell>
          <table:table-cell table:style-name="ce4" office:value-type="float" office:value="71.904531207" calcext:value-type="float">
            <text:p>71.904531207</text:p>
          </table:table-cell>
          <table:table-cell table:style-name="ce4" office:value-type="float" office:value="9.518476488" calcext:value-type="float">
            <text:p>9.518476488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406661899" calcext:value-type="float">
            <text:p>0.406661899</text:p>
          </table:table-cell>
          <table:table-cell table:style-name="ce4" office:value-type="float" office:value="37.295311757" calcext:value-type="float">
            <text:p>37.295311757</text:p>
          </table:table-cell>
          <table:table-cell table:style-name="ce4" office:value-type="float" office:value="9.282716726" calcext:value-type="float">
            <text:p>9.2827167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0.392153782" calcext:value-type="float">
            <text:p>0.392153782</text:p>
          </table:table-cell>
          <table:table-cell office:value-type="float" office:value="10.412080517" calcext:value-type="float">
            <text:p>10.412080517</text:p>
          </table:table-cell>
          <table:table-cell office:value-type="float" office:value="1.793899509" calcext:value-type="float">
            <text:p>1.793899509</text:p>
          </table:table-cell>
          <table:table-cell table:number-columns-repeated="5"/>
          <table:table-cell table:style-name="ce7" table:formula="of:=AVERAGE([.L30:.L34])" office:value-type="float" office:value="0.3987103474" calcext:value-type="float">
            <text:p>0.3987103474</text:p>
          </table:table-cell>
          <table:table-cell table:style-name="ce7" table:formula="of:=AVERAGE([.M30:.M34])" office:value-type="float" office:value="72.5301045886" calcext:value-type="float">
            <text:p>72.5301045886</text:p>
          </table:table-cell>
          <table:table-cell table:style-name="ce7" table:formula="of:=AVERAGE([.N30:.N34])" office:value-type="float" office:value="9.4829425228" calcext:value-type="float">
            <text:p>9.4829425228</text:p>
          </table:table-cell>
          <table:table-cell table:number-columns-repeated="4"/>
          <table:table-cell table:style-name="ce7" table:formula="of:=AVERAGE([.S30:.S34])" office:value-type="float" office:value="0.3985122434" calcext:value-type="float">
            <text:p>0.3985122434</text:p>
          </table:table-cell>
          <table:table-cell table:style-name="ce7" table:formula="of:=AVERAGE([.T30:.T34])" office:value-type="float" office:value="37.3125729386" calcext:value-type="float">
            <text:p>37.3125729386</text:p>
          </table:table-cell>
          <table:table-cell table:style-name="ce7" table:formula="of:=AVERAGE([.U30:.U34])" office:value-type="float" office:value="9.2828993308" calcext:value-type="float">
            <text:p>9.28289933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0.393636517" calcext:value-type="float">
            <text:p>0.393636517</text:p>
          </table:table-cell>
          <table:table-cell office:value-type="float" office:value="10.412761477" calcext:value-type="float">
            <text:p>10.412761477</text:p>
          </table:table-cell>
          <table:table-cell office:value-type="float" office:value="1.80966182" calcext:value-type="float">
            <text:p>1.809661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0.400214817" calcext:value-type="float">
            <text:p>0.400214817</text:p>
          </table:table-cell>
          <table:table-cell office:value-type="float" office:value="10.408716646" calcext:value-type="float">
            <text:p>10.408716646</text:p>
          </table:table-cell>
          <table:table-cell office:value-type="float" office:value="1.798836092" calcext:value-type="float">
            <text:p>1.798836092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64" calcext:value-type="float">
            <text:p>64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3497907" calcext:value-type="float">
            <text:p>0.393497907</text:p>
          </table:table-cell>
          <table:table-cell table:style-name="ce4" office:value-type="float" office:value="540.72943374" calcext:value-type="float">
            <text:p>540.72943374</text:p>
          </table:table-cell>
          <table:table-cell table:style-name="ce4" office:value-type="float" office:value="18.018327116" calcext:value-type="float">
            <text:p>18.018327116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64" calcext:value-type="float">
            <text:p>64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9610642" calcext:value-type="float">
            <text:p>0.399610642</text:p>
          </table:table-cell>
          <table:table-cell table:style-name="ce4" office:value-type="float" office:value="245.55984536" calcext:value-type="float">
            <text:p>245.55984536</text:p>
          </table:table-cell>
          <table:table-cell table:style-name="ce4" office:value-type="float" office:value="18.304442492" calcext:value-type="float">
            <text:p>18.3044424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0.392892801" calcext:value-type="float">
            <text:p>0.392892801</text:p>
          </table:table-cell>
          <table:table-cell office:value-type="float" office:value="10.402030449" calcext:value-type="float">
            <text:p>10.402030449</text:p>
          </table:table-cell>
          <table:table-cell office:value-type="float" office:value="1.799079184" calcext:value-type="float">
            <text:p>1.799079184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64" calcext:value-type="float">
            <text:p>64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2156785" calcext:value-type="float">
            <text:p>0.392156785</text:p>
          </table:table-cell>
          <table:table-cell table:style-name="ce4" office:value-type="float" office:value="541.332563708" calcext:value-type="float">
            <text:p>541.332563708</text:p>
          </table:table-cell>
          <table:table-cell table:style-name="ce4" office:value-type="float" office:value="18.494372677" calcext:value-type="float">
            <text:p>18.494372677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64" calcext:value-type="float">
            <text:p>64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407547743" calcext:value-type="float">
            <text:p>0.407547743</text:p>
          </table:table-cell>
          <table:table-cell table:style-name="ce4" office:value-type="float" office:value="245.451926143" calcext:value-type="float">
            <text:p>245.451926143</text:p>
          </table:table-cell>
          <table:table-cell table:style-name="ce4" office:value-type="float" office:value="18.399016301" calcext:value-type="float">
            <text:p>18.3990163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seqEncoder</text:p>
          </table:table-cell>
          <table:table-cell office:value-type="float" office:value="0.394876546" calcext:value-type="float">
            <text:p>0.394876546</text:p>
          </table:table-cell>
          <table:table-cell office:value-type="float" office:value="10.409136558" calcext:value-type="float">
            <text:p>10.409136558</text:p>
          </table:table-cell>
          <table:table-cell office:value-type="float" office:value="1.795149537" calcext:value-type="float">
            <text:p>1.795149537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64" calcext:value-type="float">
            <text:p>64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401024573" calcext:value-type="float">
            <text:p>0.401024573</text:p>
          </table:table-cell>
          <table:table-cell table:style-name="ce4" office:value-type="float" office:value="542.574085992" calcext:value-type="float">
            <text:p>542.574085992</text:p>
          </table:table-cell>
          <table:table-cell table:style-name="ce4" office:value-type="float" office:value="18.661038987" calcext:value-type="float">
            <text:p>18.661038987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64" calcext:value-type="float">
            <text:p>64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7027723" calcext:value-type="float">
            <text:p>0.397027723</text:p>
          </table:table-cell>
          <table:table-cell table:style-name="ce4" office:value-type="float" office:value="245.468103845" calcext:value-type="float">
            <text:p>245.468103845</text:p>
          </table:table-cell>
          <table:table-cell table:style-name="ce4" office:value-type="float" office:value="18.596971461" calcext:value-type="float">
            <text:p>18.5969714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7341045" calcext:value-type="float">
            <text:p>0.397341045</text:p>
          </table:table-cell>
          <table:table-cell office:value-type="float" office:value="8.105247733" calcext:value-type="float">
            <text:p>8.105247733</text:p>
          </table:table-cell>
          <table:table-cell office:value-type="float" office:value="1.864506005" calcext:value-type="float">
            <text:p>1.864506005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64" calcext:value-type="float">
            <text:p>64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412116902" calcext:value-type="float">
            <text:p>0.412116902</text:p>
          </table:table-cell>
          <table:table-cell table:style-name="ce4" office:value-type="float" office:value="541.012555027" calcext:value-type="float">
            <text:p>541.012555027</text:p>
          </table:table-cell>
          <table:table-cell table:style-name="ce4" office:value-type="float" office:value="18.782533181" calcext:value-type="float">
            <text:p>18.782533181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64" calcext:value-type="float">
            <text:p>64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397340132" calcext:value-type="float">
            <text:p>0.397340132</text:p>
          </table:table-cell>
          <table:table-cell table:style-name="ce4" office:value-type="float" office:value="245.672805603" calcext:value-type="float">
            <text:p>245.672805603</text:p>
          </table:table-cell>
          <table:table-cell table:style-name="ce4" office:value-type="float" office:value="18.484668567" calcext:value-type="float">
            <text:p>18.4846685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410901833" calcext:value-type="float">
            <text:p>0.410901833</text:p>
          </table:table-cell>
          <table:table-cell office:value-type="float" office:value="8.083149049" calcext:value-type="float">
            <text:p>8.083149049</text:p>
          </table:table-cell>
          <table:table-cell office:value-type="float" office:value="1.844945553" calcext:value-type="float">
            <text:p>1.844945553</text:p>
          </table:table-cell>
          <table:table-cell table:number-columns-repeated="2"/>
          <table:table-cell table:style-name="ce4" office:value-type="string" calcext:value-type="string">
            <text:p>lena-512x512</text:p>
          </table:table-cell>
          <table:table-cell table:style-name="ce5" office:value-type="float" office:value="64" calcext:value-type="float">
            <text:p>64</text:p>
          </table:table-cell>
          <table:table-cell table:style-name="ce6" office:value-type="string" calcext:value-type="string">
            <text:p>./seqEncoder</text:p>
          </table:table-cell>
          <table:table-cell table:style-name="ce4" office:value-type="float" office:value="0.392431048" calcext:value-type="float">
            <text:p>0.392431048</text:p>
          </table:table-cell>
          <table:table-cell table:style-name="ce4" office:value-type="float" office:value="540.539986196" calcext:value-type="float">
            <text:p>540.539986196</text:p>
          </table:table-cell>
          <table:table-cell table:style-name="ce4" office:value-type="float" office:value="18.549451935" calcext:value-type="float">
            <text:p>18.549451935</text:p>
          </table:table-cell>
          <table:table-cell/>
          <table:table-cell table:style-name="ce4" office:value-type="string" calcext:value-type="string">
            <text:p>lena-512x512</text:p>
          </table:table-cell>
          <table:table-cell table:style-name="ce5" office:value-type="float" office:value="64" calcext:value-type="float">
            <text:p>64</text:p>
          </table:table-cell>
          <table:table-cell table:style-name="ce8" office:value-type="string" calcext:value-type="string">
            <text:p>./ompEncoder</text:p>
          </table:table-cell>
          <table:table-cell table:style-name="ce4" office:value-type="float" office:value="0.404173926" calcext:value-type="float">
            <text:p>0.404173926</text:p>
          </table:table-cell>
          <table:table-cell table:style-name="ce4" office:value-type="float" office:value="245.490751717" calcext:value-type="float">
            <text:p>245.490751717</text:p>
          </table:table-cell>
          <table:table-cell table:style-name="ce4" office:value-type="float" office:value="18.546179979" calcext:value-type="float">
            <text:p>18.5461799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6969334" calcext:value-type="float">
            <text:p>0.396969334</text:p>
          </table:table-cell>
          <table:table-cell office:value-type="float" office:value="8.072044611" calcext:value-type="float">
            <text:p>8.072044611</text:p>
          </table:table-cell>
          <table:table-cell office:value-type="float" office:value="1.866437274" calcext:value-type="float">
            <text:p>1.866437274</text:p>
          </table:table-cell>
          <table:table-cell table:number-columns-repeated="5"/>
          <table:table-cell table:style-name="ce7" table:formula="of:=AVERAGE([.L37:.L41])" office:value-type="float" office:value="0.398245443" calcext:value-type="float">
            <text:p>0.398245443</text:p>
          </table:table-cell>
          <table:table-cell table:style-name="ce7" table:formula="of:=AVERAGE([.M37:.M41])" office:value-type="float" office:value="541.2377249326" calcext:value-type="float">
            <text:p>541.2377249326</text:p>
          </table:table-cell>
          <table:table-cell table:style-name="ce7" table:formula="of:=AVERAGE([.N37:.N41])" office:value-type="float" office:value="18.5011447792" calcext:value-type="float">
            <text:p>18.5011447792</text:p>
          </table:table-cell>
          <table:table-cell table:number-columns-repeated="4"/>
          <table:table-cell table:style-name="ce7" table:formula="of:=AVERAGE([.S37:.S41])" office:value-type="float" office:value="0.4011400332" calcext:value-type="float">
            <text:p>0.4011400332</text:p>
          </table:table-cell>
          <table:table-cell table:style-name="ce7" table:formula="of:=AVERAGE([.T37:.T41])" office:value-type="float" office:value="245.5286865336" calcext:value-type="float">
            <text:p>245.5286865336</text:p>
          </table:table-cell>
          <table:table-cell table:style-name="ce7" table:formula="of:=AVERAGE([.U37:.U41])" office:value-type="float" office:value="18.46625576" calcext:value-type="float">
            <text:p>18.466255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401314637" calcext:value-type="float">
            <text:p>0.401314637</text:p>
          </table:table-cell>
          <table:table-cell office:value-type="float" office:value="8.166058144" calcext:value-type="float">
            <text:p>8.166058144</text:p>
          </table:table-cell>
          <table:table-cell office:value-type="float" office:value="1.850586833" calcext:value-type="float">
            <text:p>1.8505868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844378" calcext:value-type="float">
            <text:p>0.39844378</text:p>
          </table:table-cell>
          <table:table-cell office:value-type="float" office:value="8.069516246" calcext:value-type="float">
            <text:p>8.069516246</text:p>
          </table:table-cell>
          <table:table-cell office:value-type="float" office:value="1.854309345" calcext:value-type="float">
            <text:p>1.854309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/seqEncoder</text:p>
          </table:table-cell>
          <table:table-cell office:value-type="float" office:value="0.398485399" calcext:value-type="float">
            <text:p>0.398485399</text:p>
          </table:table-cell>
          <table:table-cell office:value-type="float" office:value="9.817088264" calcext:value-type="float">
            <text:p>9.817088264</text:p>
          </table:table-cell>
          <table:table-cell office:value-type="float" office:value="2.564432054" calcext:value-type="float">
            <text:p>2.564432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/seqEncoder</text:p>
          </table:table-cell>
          <table:table-cell office:value-type="float" office:value="0.391347586" calcext:value-type="float">
            <text:p>0.391347586</text:p>
          </table:table-cell>
          <table:table-cell office:value-type="float" office:value="9.80506938" calcext:value-type="float">
            <text:p>9.80506938</text:p>
          </table:table-cell>
          <table:table-cell office:value-type="float" office:value="2.556414465" calcext:value-type="float">
            <text:p>2.556414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/seqEncoder</text:p>
          </table:table-cell>
          <table:table-cell office:value-type="float" office:value="0.400112284" calcext:value-type="float">
            <text:p>0.400112284</text:p>
          </table:table-cell>
          <table:table-cell office:value-type="float" office:value="9.788283906" calcext:value-type="float">
            <text:p>9.788283906</text:p>
          </table:table-cell>
          <table:table-cell office:value-type="float" office:value="2.605786549" calcext:value-type="float">
            <text:p>2.6057865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/seqEncoder</text:p>
          </table:table-cell>
          <table:table-cell office:value-type="float" office:value="0.39378624" calcext:value-type="float">
            <text:p>0.39378624</text:p>
          </table:table-cell>
          <table:table-cell office:value-type="float" office:value="9.781425271" calcext:value-type="float">
            <text:p>9.781425271</text:p>
          </table:table-cell>
          <table:table-cell office:value-type="float" office:value="2.579888561" calcext:value-type="float">
            <text:p>2.5798885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/seqEncoder</text:p>
          </table:table-cell>
          <table:table-cell office:value-type="float" office:value="0.394537368" calcext:value-type="float">
            <text:p>0.394537368</text:p>
          </table:table-cell>
          <table:table-cell office:value-type="float" office:value="9.761770456" calcext:value-type="float">
            <text:p>9.761770456</text:p>
          </table:table-cell>
          <table:table-cell office:value-type="float" office:value="2.551604765" calcext:value-type="float">
            <text:p>2.5516047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9412733" calcext:value-type="float">
            <text:p>0.399412733</text:p>
          </table:table-cell>
          <table:table-cell office:value-type="float" office:value="7.067562703" calcext:value-type="float">
            <text:p>7.067562703</text:p>
          </table:table-cell>
          <table:table-cell office:value-type="float" office:value="2.623313234" calcext:value-type="float">
            <text:p>2.623313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6120514" calcext:value-type="float">
            <text:p>0.396120514</text:p>
          </table:table-cell>
          <table:table-cell office:value-type="float" office:value="7.046359239" calcext:value-type="float">
            <text:p>7.046359239</text:p>
          </table:table-cell>
          <table:table-cell office:value-type="float" office:value="2.634602085" calcext:value-type="float">
            <text:p>2.6346020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401550051" calcext:value-type="float">
            <text:p>0.401550051</text:p>
          </table:table-cell>
          <table:table-cell office:value-type="float" office:value="7.029658436" calcext:value-type="float">
            <text:p>7.029658436</text:p>
          </table:table-cell>
          <table:table-cell office:value-type="float" office:value="2.626387732" calcext:value-type="float">
            <text:p>2.6263877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401980506" calcext:value-type="float">
            <text:p>0.401980506</text:p>
          </table:table-cell>
          <table:table-cell office:value-type="float" office:value="7.042982611" calcext:value-type="float">
            <text:p>7.042982611</text:p>
          </table:table-cell>
          <table:table-cell office:value-type="float" office:value="2.66267756" calcext:value-type="float">
            <text:p>2.662677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5137523" calcext:value-type="float">
            <text:p>0.395137523</text:p>
          </table:table-cell>
          <table:table-cell office:value-type="float" office:value="7.140141102" calcext:value-type="float">
            <text:p>7.140141102</text:p>
          </table:table-cell>
          <table:table-cell office:value-type="float" office:value="2.632523912" calcext:value-type="float">
            <text:p>2.6325239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/seqEncoder</text:p>
          </table:table-cell>
          <table:table-cell office:value-type="float" office:value="0.399726471" calcext:value-type="float">
            <text:p>0.399726471</text:p>
          </table:table-cell>
          <table:table-cell office:value-type="float" office:value="34.452261422" calcext:value-type="float">
            <text:p>34.452261422</text:p>
          </table:table-cell>
          <table:table-cell office:value-type="float" office:value="5.370078979" calcext:value-type="float">
            <text:p>5.3700789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/seqEncoder</text:p>
          </table:table-cell>
          <table:table-cell office:value-type="float" office:value="0.383667513" calcext:value-type="float">
            <text:p>0.383667513</text:p>
          </table:table-cell>
          <table:table-cell office:value-type="float" office:value="34.39945463" calcext:value-type="float">
            <text:p>34.39945463</text:p>
          </table:table-cell>
          <table:table-cell office:value-type="float" office:value="5.378547484" calcext:value-type="float">
            <text:p>5.378547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/seqEncoder</text:p>
          </table:table-cell>
          <table:table-cell office:value-type="float" office:value="0.397366899" calcext:value-type="float">
            <text:p>0.397366899</text:p>
          </table:table-cell>
          <table:table-cell office:value-type="float" office:value="34.55461415" calcext:value-type="float">
            <text:p>34.55461415</text:p>
          </table:table-cell>
          <table:table-cell office:value-type="float" office:value="5.406346074" calcext:value-type="float">
            <text:p>5.4063460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/seqEncoder</text:p>
          </table:table-cell>
          <table:table-cell office:value-type="float" office:value="0.40425843" calcext:value-type="float">
            <text:p>0.40425843</text:p>
          </table:table-cell>
          <table:table-cell office:value-type="float" office:value="34.635310468" calcext:value-type="float">
            <text:p>34.635310468</text:p>
          </table:table-cell>
          <table:table-cell office:value-type="float" office:value="5.393655064" calcext:value-type="float">
            <text:p>5.393655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/seqEncoder</text:p>
          </table:table-cell>
          <table:table-cell office:value-type="float" office:value="0.39501983" calcext:value-type="float">
            <text:p>0.39501983</text:p>
          </table:table-cell>
          <table:table-cell office:value-type="float" office:value="34.498049441" calcext:value-type="float">
            <text:p>34.498049441</text:p>
          </table:table-cell>
          <table:table-cell office:value-type="float" office:value="5.377331919" calcext:value-type="float">
            <text:p>5.3773319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9145742" calcext:value-type="float">
            <text:p>0.399145742</text:p>
          </table:table-cell>
          <table:table-cell office:value-type="float" office:value="20.87629803" calcext:value-type="float">
            <text:p>20.87629803</text:p>
          </table:table-cell>
          <table:table-cell office:value-type="float" office:value="5.357830685" calcext:value-type="float">
            <text:p>5.3578306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7041316" calcext:value-type="float">
            <text:p>0.397041316</text:p>
          </table:table-cell>
          <table:table-cell office:value-type="float" office:value="21.048198343" calcext:value-type="float">
            <text:p>21.048198343</text:p>
          </table:table-cell>
          <table:table-cell office:value-type="float" office:value="5.4205178" calcext:value-type="float">
            <text:p>5.42051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7055078" calcext:value-type="float">
            <text:p>0.397055078</text:p>
          </table:table-cell>
          <table:table-cell office:value-type="float" office:value="20.917473313" calcext:value-type="float">
            <text:p>20.917473313</text:p>
          </table:table-cell>
          <table:table-cell office:value-type="float" office:value="5.421676464" calcext:value-type="float">
            <text:p>5.421676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6817967" calcext:value-type="float">
            <text:p>0.396817967</text:p>
          </table:table-cell>
          <table:table-cell office:value-type="float" office:value="20.872654831" calcext:value-type="float">
            <text:p>20.872654831</text:p>
          </table:table-cell>
          <table:table-cell office:value-type="float" office:value="5.373634958" calcext:value-type="float">
            <text:p>5.3736349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400219839" calcext:value-type="float">
            <text:p>0.400219839</text:p>
          </table:table-cell>
          <table:table-cell office:value-type="float" office:value="20.784438991" calcext:value-type="float">
            <text:p>20.784438991</text:p>
          </table:table-cell>
          <table:table-cell office:value-type="float" office:value="5.354893353" calcext:value-type="float">
            <text:p>5.3548933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/seqEncoder</text:p>
          </table:table-cell>
          <table:table-cell office:value-type="float" office:value="0.392546622" calcext:value-type="float">
            <text:p>0.392546622</text:p>
          </table:table-cell>
          <table:table-cell office:value-type="float" office:value="72.815146107" calcext:value-type="float">
            <text:p>72.815146107</text:p>
          </table:table-cell>
          <table:table-cell office:value-type="float" office:value="9.471425185" calcext:value-type="float">
            <text:p>9.4714251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/seqEncoder</text:p>
          </table:table-cell>
          <table:table-cell office:value-type="float" office:value="0.399242004" calcext:value-type="float">
            <text:p>0.399242004</text:p>
          </table:table-cell>
          <table:table-cell office:value-type="float" office:value="72.811581958" calcext:value-type="float">
            <text:p>72.811581958</text:p>
          </table:table-cell>
          <table:table-cell office:value-type="float" office:value="9.568910318" calcext:value-type="float">
            <text:p>9.568910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/seqEncoder</text:p>
          </table:table-cell>
          <table:table-cell office:value-type="float" office:value="0.401627992" calcext:value-type="float">
            <text:p>0.401627992</text:p>
          </table:table-cell>
          <table:table-cell office:value-type="float" office:value="72.998896858" calcext:value-type="float">
            <text:p>72.998896858</text:p>
          </table:table-cell>
          <table:table-cell office:value-type="float" office:value="9.557967728" calcext:value-type="float">
            <text:p>9.5579677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/seqEncoder</text:p>
          </table:table-cell>
          <table:table-cell office:value-type="float" office:value="0.408345943" calcext:value-type="float">
            <text:p>0.408345943</text:p>
          </table:table-cell>
          <table:table-cell office:value-type="float" office:value="72.120366813" calcext:value-type="float">
            <text:p>72.120366813</text:p>
          </table:table-cell>
          <table:table-cell office:value-type="float" office:value="9.297932895" calcext:value-type="float">
            <text:p>9.2979328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/seqEncoder</text:p>
          </table:table-cell>
          <table:table-cell office:value-type="float" office:value="0.391789176" calcext:value-type="float">
            <text:p>0.391789176</text:p>
          </table:table-cell>
          <table:table-cell office:value-type="float" office:value="71.904531207" calcext:value-type="float">
            <text:p>71.904531207</text:p>
          </table:table-cell>
          <table:table-cell office:value-type="float" office:value="9.518476488" calcext:value-type="float">
            <text:p>9.5184764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5977011" calcext:value-type="float">
            <text:p>0.395977011</text:p>
          </table:table-cell>
          <table:table-cell office:value-type="float" office:value="37.368688687" calcext:value-type="float">
            <text:p>37.368688687</text:p>
          </table:table-cell>
          <table:table-cell office:value-type="float" office:value="9.288107466" calcext:value-type="float">
            <text:p>9.2881074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7031377" calcext:value-type="float">
            <text:p>0.397031377</text:p>
          </table:table-cell>
          <table:table-cell office:value-type="float" office:value="37.287258136" calcext:value-type="float">
            <text:p>37.287258136</text:p>
          </table:table-cell>
          <table:table-cell office:value-type="float" office:value="9.275726228" calcext:value-type="float">
            <text:p>9.275726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776163" calcext:value-type="float">
            <text:p>0.39776163</text:p>
          </table:table-cell>
          <table:table-cell office:value-type="float" office:value="37.340691717" calcext:value-type="float">
            <text:p>37.340691717</text:p>
          </table:table-cell>
          <table:table-cell office:value-type="float" office:value="9.29560743" calcext:value-type="float">
            <text:p>9.295607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51293" calcext:value-type="float">
            <text:p>0.3951293</text:p>
          </table:table-cell>
          <table:table-cell office:value-type="float" office:value="37.270914396" calcext:value-type="float">
            <text:p>37.270914396</text:p>
          </table:table-cell>
          <table:table-cell office:value-type="float" office:value="9.272338804" calcext:value-type="float">
            <text:p>9.2723388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406661899" calcext:value-type="float">
            <text:p>0.406661899</text:p>
          </table:table-cell>
          <table:table-cell office:value-type="float" office:value="37.295311757" calcext:value-type="float">
            <text:p>37.295311757</text:p>
          </table:table-cell>
          <table:table-cell office:value-type="float" office:value="9.282716726" calcext:value-type="float">
            <text:p>9.2827167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/seqEncoder</text:p>
          </table:table-cell>
          <table:table-cell office:value-type="float" office:value="0.393497907" calcext:value-type="float">
            <text:p>0.393497907</text:p>
          </table:table-cell>
          <table:table-cell office:value-type="float" office:value="540.72943374" calcext:value-type="float">
            <text:p>540.72943374</text:p>
          </table:table-cell>
          <table:table-cell office:value-type="float" office:value="18.018327116" calcext:value-type="float">
            <text:p>18.018327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/seqEncoder</text:p>
          </table:table-cell>
          <table:table-cell office:value-type="float" office:value="0.392156785" calcext:value-type="float">
            <text:p>0.392156785</text:p>
          </table:table-cell>
          <table:table-cell office:value-type="float" office:value="541.332563708" calcext:value-type="float">
            <text:p>541.332563708</text:p>
          </table:table-cell>
          <table:table-cell office:value-type="float" office:value="18.494372677" calcext:value-type="float">
            <text:p>18.4943726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/seqEncoder</text:p>
          </table:table-cell>
          <table:table-cell office:value-type="float" office:value="0.401024573" calcext:value-type="float">
            <text:p>0.401024573</text:p>
          </table:table-cell>
          <table:table-cell office:value-type="float" office:value="542.574085992" calcext:value-type="float">
            <text:p>542.574085992</text:p>
          </table:table-cell>
          <table:table-cell office:value-type="float" office:value="18.661038987" calcext:value-type="float">
            <text:p>18.661038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/seqEncoder</text:p>
          </table:table-cell>
          <table:table-cell office:value-type="float" office:value="0.412116902" calcext:value-type="float">
            <text:p>0.412116902</text:p>
          </table:table-cell>
          <table:table-cell office:value-type="float" office:value="541.012555027" calcext:value-type="float">
            <text:p>541.012555027</text:p>
          </table:table-cell>
          <table:table-cell office:value-type="float" office:value="18.782533181" calcext:value-type="float">
            <text:p>18.7825331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/seqEncoder</text:p>
          </table:table-cell>
          <table:table-cell office:value-type="float" office:value="0.392431048" calcext:value-type="float">
            <text:p>0.392431048</text:p>
          </table:table-cell>
          <table:table-cell office:value-type="float" office:value="540.539986196" calcext:value-type="float">
            <text:p>540.539986196</text:p>
          </table:table-cell>
          <table:table-cell office:value-type="float" office:value="18.549451935" calcext:value-type="float">
            <text:p>18.5494519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9610642" calcext:value-type="float">
            <text:p>0.399610642</text:p>
          </table:table-cell>
          <table:table-cell office:value-type="float" office:value="245.55984536" calcext:value-type="float">
            <text:p>245.55984536</text:p>
          </table:table-cell>
          <table:table-cell office:value-type="float" office:value="18.304442492" calcext:value-type="float">
            <text:p>18.304442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407547743" calcext:value-type="float">
            <text:p>0.407547743</text:p>
          </table:table-cell>
          <table:table-cell office:value-type="float" office:value="245.451926143" calcext:value-type="float">
            <text:p>245.451926143</text:p>
          </table:table-cell>
          <table:table-cell office:value-type="float" office:value="18.399016301" calcext:value-type="float">
            <text:p>18.399016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7027723" calcext:value-type="float">
            <text:p>0.397027723</text:p>
          </table:table-cell>
          <table:table-cell office:value-type="float" office:value="245.468103845" calcext:value-type="float">
            <text:p>245.468103845</text:p>
          </table:table-cell>
          <table:table-cell office:value-type="float" office:value="18.596971461" calcext:value-type="float">
            <text:p>18.596971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397340132" calcext:value-type="float">
            <text:p>0.397340132</text:p>
          </table:table-cell>
          <table:table-cell office:value-type="float" office:value="245.672805603" calcext:value-type="float">
            <text:p>245.672805603</text:p>
          </table:table-cell>
          <table:table-cell office:value-type="float" office:value="18.484668567" calcext:value-type="float">
            <text:p>18.4846685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-512x512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0.404173926" calcext:value-type="float">
            <text:p>0.404173926</text:p>
          </table:table-cell>
          <table:table-cell office:value-type="float" office:value="245.490751717" calcext:value-type="float">
            <text:p>245.490751717</text:p>
          </table:table-cell>
          <table:table-cell office:value-type="float" office:value="18.546179979" calcext:value-type="float">
            <text:p>18.5461799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assBall-1888x28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/seqEncoder</text:p>
          </table:table-cell>
          <table:table-cell office:value-type="float" office:value="6.40190224" calcext:value-type="float">
            <text:p>6.40190224</text:p>
          </table:table-cell>
          <table:table-cell office:value-type="float" office:value="87.396830373" calcext:value-type="float">
            <text:p>87.396830373</text:p>
          </table:table-cell>
          <table:table-cell office:value-type="float" office:value="35.048815265" calcext:value-type="float">
            <text:p>35.048815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assBall-1888x2826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./ompEncoder</text:p>
          </table:table-cell>
          <table:table-cell office:value-type="float" office:value="10.464366048" calcext:value-type="float">
            <text:p>10.464366048</text:p>
          </table:table-cell>
          <table:table-cell office:value-type="float" office:value="95.100749771" calcext:value-type="float">
            <text:p>95.100749771</text:p>
          </table:table-cell>
          <table:table-cell office:value-type="float" office:value="38.079279202" calcext:value-type="float">
            <text:p>38.079279202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PerformAnalysis0128.A1:PerformAnalysis0128.F86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1:13:44.115653563</dc:date>
    <meta:editing-duration>PT20M12S</meta:editing-duration>
    <meta:editing-cycles>4</meta:editing-cycles>
    <meta:generator>LibreOffice/7.3.7.2$Linux_X86_64 LibreOffice_project/30$Build-2</meta:generator>
    <meta:document-statistic meta:table-count="1" meta:cell-count="912" meta:object-count="0"/>
  </office:meta>
</office:document-meta>
</file>